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6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3cm" svg:height="8.991cm" svg:x="10.559cm" svg:y="1.788cm">
            <draw:object draw:notify-on-update-of-ranges="Sheet1.A4:Sheet1.A32 Sheet1.B4:Sheet1.B3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-0.000054" calcext:value-type="float">
            <text:p>-0,0000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-0.000055" calcext:value-type="float">
            <text:p>-0,0000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-0.000024" calcext:value-type="float">
            <text:p>-0,000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00002" calcext:value-type="float">
            <text:p>0,00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000051" calcext:value-type="float">
            <text:p>0,0000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00005" calcext:value-type="float">
            <text:p>0,000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17" calcext:value-type="float">
            <text:p>0,0000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-0.000027" calcext:value-type="float">
            <text:p>-0,0000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-0.000056" calcext:value-type="float">
            <text:p>-0,0000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-0.000052" calcext:value-type="float">
            <text:p>-0,0000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-0.000018" calcext:value-type="float">
            <text:p>-0,0000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0.000026" calcext:value-type="float">
            <text:p>0,0000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0.000053" calcext:value-type="float">
            <text:p>0,0000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0.000047" calcext:value-type="float">
            <text:p>0,0000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0.000011" calcext:value-type="float">
            <text:p>0,0000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-0.000033" calcext:value-type="float">
            <text:p>-0,0000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-0.000058" calcext:value-type="float">
            <text:p>-0,0000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float" office:value="-0.000049" calcext:value-type="float">
            <text:p>-0,0000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float" office:value="-0.000011" calcext:value-type="float">
            <text:p>-0,0000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float" office:value="0.000032" calcext:value-type="float">
            <text:p>0,0000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0.000055" calcext:value-type="float">
            <text:p>0,0000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0.000043" calcext:value-type="float">
            <text:p>0,0000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float" office:value="0.000004" calcext:value-type="float">
            <text:p>0,0000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float" office:value="-0.000038" calcext:value-type="float">
            <text:p>-0,0000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float" office:value="-0.000059" calcext:value-type="float">
            <text:p>-0,00005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float" office:value="-0.000045" calcext:value-type="float">
            <text:p>-0,000045</text:p>
          </table:table-cell>
        </table:table-row>
        <table:table-row table:style-name="ro1" table:number-rows-repeated="28">
          <table:table-cell/>
          <table:table-cell table:style-name="ce1"/>
        </table:table-row>
        <table:table-row table:style-name="ro1" table:number-rows-repeated="104851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j S.</meta:initial-creator>
    <meta:creation-date>2014-03-18T00:58:12.585821518</meta:creation-date>
    <dc:date>2014-03-18T01:11:15.582864395</dc:date>
    <dc:creator>Serj S.</dc:creator>
    <meta:editing-duration>P0D</meta:editing-duration>
    <meta:editing-cycles>1</meta:editing-cycles>
    <meta:document-statistic meta:table-count="1" meta:cell-count="58" meta:object-count="1"/>
    <meta:generator>LibreOffice/4.1.4.2$Linux_X86_64 LibreOffice_project/4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8.992cm" xlink:href=".." xlink:type="simple" chart:class="chart:scatter" chart:column-mapping="0" chart:style-name="ch1">
        <chart:title svg:x="6.207cm" svg:y="0.237cm" chart:style-name="ch2">
          <text:p>График разности</text:p>
        </chart:title>
        <chart:plot-area chart:style-name="ch3" table:cell-range-address="Sheet1.A4:Sheet1.B32" chart:data-source-has-labels="column" svg:x="1.33cm" svg:y="1.631cm" svg:width="14.026cm" svg:height="6.201cm">
          <chartooo:coordinate-region svg:x="2.904cm" svg:y="1.83cm" svg:width="12.265cm" svg:height="5.803cm"/>
          <chart:axis chart:dimension="x" chart:name="primary-x" chart:style-name="ch4">
            <chart:title svg:x="7.585cm" svg:y="8.011cm" chart:style-name="ch5">
              <text:p>итерация</text:p>
            </chart:title>
            <chart:grid chart:style-name="ch6" chart:class="major"/>
          </chart:axis>
          <chart:axis chart:dimension="y" chart:name="primary-y" chart:style-name="ch4">
            <chart:title svg:x="0.451cm" svg:y="5.463cm" chart:style-name="ch7">
              <text:p>разность</text:p>
            </chart:title>
            <chart:grid chart:style-name="ch6" chart:class="major"/>
          </chart:axis>
          <chart:series chart:style-name="ch8" chart:values-cell-range-address="Sheet1.B4:Sheet1.B32" chart:class="chart:scatter">
            <chart:domain table:cell-range-address="Sheet1.A4:Sheet1.A32"/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Sheet1.A4:Sheet1.A32</svg:desc>
                </draw:g>
              </table:table-cell>
              <table:table-cell office:value-type="float" office:value="0">
                <text:p>0</text:p>
                <draw:g>
                  <svg:desc>Sheet1.B4:Sheet1.B32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-0.000054">
                <text:p>-0.000054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-0.000055">
                <text:p>-0.000055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-0.000024">
                <text:p>-0.000024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-0.000027">
                <text:p>-0.000027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-0.000056">
                <text:p>-0.000056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-0.000052">
                <text:p>-0.000052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-0.000018">
                <text:p>-0.000018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-0.000033">
                <text:p>-0.000033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-0.000058">
                <text:p>-0.000058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-0.000049">
                <text:p>-0.000049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-0.000038">
                <text:p>-0.000038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-0.000059">
                <text:p>-0.000059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-0.000045">
                <text:p>-0.0000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